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ans1" svg:font-family="'Liberation Sans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draw:textarea-vertical-align="middle" draw:auto-grow-height="true" fo:min-height="4.373cm" draw:shadow="hidden" draw:shadow-color="#b2b2b2" draw:shadow-opacity="24%"/>
    </style:style>
    <style:style style:name="pr2" style:family="presentation" style:parent-style-name="Predeterminado-notes">
      <style:graphic-properties draw:fill-color="#ffffff" fo:min-height="12.572cm"/>
    </style:style>
    <style:style style:name="pr3" style:family="presentation" style:parent-style-name="Predeterminado-subtitle">
      <style:graphic-properties draw:stroke="solid" svg:stroke-width="0.053cm" svg:stroke-color="#b2b2b2" draw:marker-start-width="0.279cm" draw:marker-end-width="0.279cm" draw:fill-color="#ffffff" draw:textarea-vertical-align="middle" fo:min-height="11.363cm" fo:padding-top="0.026cm" fo:padding-bottom="0.026cm" fo:padding-left="0.026cm" fo:padding-right="0.026cm"/>
    </style:style>
    <style:style style:name="pr4" style:family="presentation" style:parent-style-name="Predeterminado-subtitle">
      <style:graphic-properties draw:fill-color="#ffffff" fo:min-height="12.19cm"/>
    </style:style>
    <style:style style:name="pr5" style:family="presentation" style:parent-style-name="Predeterminado-subtitle">
      <style:graphic-properties draw:fill-color="#ffffff" draw:auto-grow-height="true" fo:min-height="11.848cm"/>
    </style:style>
    <style:style style:name="pr6" style:family="presentation" style:parent-style-name="Predeterminado-title">
      <style:graphic-properties draw:textarea-vertical-align="middle" draw:auto-grow-height="true" fo:min-height="3.71cm" draw:shadow="hidden" draw:shadow-color="#b2b2b2" draw:shadow-opacity="24%"/>
    </style:style>
    <style:style style:name="pr7" style:family="presentation" style:parent-style-name="Predeterminado-outline1">
      <style:graphic-properties draw:stroke="solid" svg:stroke-color="#ffffff" draw:textarea-vertical-align="middle" fo:min-height="4.106cm"/>
    </style:style>
    <style:style style:name="P1" style:family="paragraph">
      <style:paragraph-properties fo:margin-top="0.4cm" fo:margin-bottom="0cm" fo:line-height="115%" fo:text-align="center"/>
    </style:style>
    <style:style style:name="P2" style:family="paragraph">
      <style:paragraph-properties fo:margin-top="0.4cm" fo:margin-bottom="0cm" fo:line-height="115%" fo:text-align="center"/>
      <style:text-properties style:font-name="Caladea" fo:font-size="46pt" fo:letter-spacing="0.06cm" fo:font-style="italic" fo:font-weight="bold" style:font-size-asian="46pt" style:font-style-asian="italic" style:font-weight-asian="bold" style:font-size-complex="46pt" style:font-style-complex="italic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style:font-name="Caladea"/>
    </style:style>
    <style:style style:name="P6" style:family="paragraph">
      <loext:graphic-properties draw:fill-color="#ffffff"/>
      <style:text-properties fo:font-size="16pt" style:font-size-asian="16pt" style:font-size-complex="16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ff"/>
      <style:paragraph-properties fo:text-align="center"/>
      <style:text-properties style:font-name="Caladea" fo:font-size="32pt"/>
    </style:style>
    <style:style style:name="P9" style:family="paragraph">
      <loext:graphic-properties draw:fill-color="#ffffff"/>
      <style:paragraph-properties fo:text-align="center"/>
      <style:text-properties style:font-name="Caladea" fo:font-size="100pt" fo:font-style="italic" fo:font-weight="bold" style:font-size-asian="100pt" style:font-style-asian="italic" style:font-weight-asian="bold" style:font-size-complex="100pt" style:font-style-complex="italic" style:font-weight-complex="bold"/>
    </style:style>
    <style:style style:name="P10" style:family="paragraph">
      <loext:graphic-properties draw:fill-color="#ffffff"/>
      <style:text-properties fo:font-size="22pt" style:font-size-asian="22pt" style:font-size-complex="22pt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0cm" fo:margin-right="0cm" fo:text-align="justify" fo:text-indent="0cm"/>
    </style:style>
    <style:style style:name="P13" style:family="paragraph">
      <loext:graphic-properties draw:fill-color="#ffffff"/>
      <style:paragraph-properties fo:margin-left="0cm" fo:margin-right="0cm" fo:text-align="start" fo:text-indent="0cm"/>
      <style:text-properties style:font-name="Caladea"/>
    </style:style>
    <style:style style:name="P14" style:family="paragraph">
      <style:paragraph-properties fo:text-align="center"/>
      <style:text-properties style:font-name="Cantarell" fo:font-size="40pt" fo:font-style="italic" style:font-size-asian="40pt" style:font-style-asian="italic" style:font-size-complex="40pt" style:font-style-complex="italic"/>
    </style:style>
    <style:style style:name="P15" style:family="paragraph">
      <style:paragraph-properties fo:margin-left="0cm" fo:margin-right="0cm" fo:text-align="center" fo:text-indent="0cm"/>
      <style:text-properties fo:font-size="32pt"/>
    </style:style>
    <style:style style:name="P16" style:family="paragraph">
      <style:paragraph-properties fo:margin-left="0cm" fo:margin-right="0cm" fo:text-align="justify" fo:text-indent="0cm"/>
      <style:text-properties fo:font-size="32pt"/>
    </style:style>
    <style:style style:name="P17" style:family="paragraph">
      <loext:graphic-properties draw:fill-color="#ffffff"/>
      <style:paragraph-properties fo:margin-left="0cm" fo:margin-right="0cm" fo:text-align="center" fo:text-indent="0cm"/>
      <style:text-properties style:font-name="Caladea" fo:font-size="32pt"/>
    </style:style>
    <style:style style:name="T1" style:family="text">
      <style:text-properties style:font-name="Caladea" fo:font-size="46pt" fo:letter-spacing="0.06cm" fo:font-style="italic" fo:font-weight="bold" style:font-size-asian="46pt" style:font-style-asian="italic" style:font-weight-asian="bold" style:font-size-complex="46pt" style:font-style-complex="italic" style:font-weight-complex="bold"/>
    </style:style>
    <style:style style:name="T2" style:family="text">
      <style:text-properties fo:color="#000000" style:font-name="Caladea" fo:font-size="46pt" fo:letter-spacing="0.06cm" fo:font-style="italic" fo:font-weight="bold" style:font-size-asian="46pt" style:font-style-asian="italic" style:font-weight-asian="bold" style:font-size-complex="46pt" style:font-style-complex="italic" style:font-weight-complex="bold"/>
    </style:style>
    <style:style style:name="T3" style:family="text">
      <style:text-properties style:font-name="Caladea" fo:font-weight="bold" style:font-weight-asian="bold" style:font-weight-complex="bold"/>
    </style:style>
    <style:style style:name="T4" style:family="text">
      <style:text-properties style:font-name="Caladea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style:font-name="Caladea" fo:font-size="32pt" fo:font-weight="bold" style:font-weight-asian="bold" style:font-weight-complex="bold"/>
    </style:style>
    <style:style style:name="T7" style:family="text">
      <style:text-properties style:font-name="Caladea" fo:font-size="32pt"/>
    </style:style>
    <style:style style:name="T8" style:family="text">
      <style:text-properties style:font-name="Caladea" fo:font-size="100pt" fo:font-style="italic" fo:font-weight="bold" style:font-size-asian="100pt" style:font-style-asian="italic" style:font-weight-asian="bold" style:font-size-complex="100pt" style:font-style-complex="italic" style:font-weight-complex="bold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style:font-name="Caladea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style:font-name="Cantarell" fo:font-size="40pt" fo:font-style="italic" style:font-size-asian="40pt" style:font-style-asian="italic" style:font-size-complex="4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2" draw:layer="layout" svg:width="25.199cm" svg:height="4.373cm" svg:x="1.401cm" svg:y="5.691cm" presentation:class="title" presentation:user-transformed="true">
          <draw:text-box>
            <text:p text:style-name="P1"><text:span text:style-name="T1">Fundamentos de Programación</text:span><text:span text:style-name="T1"><text:line-break/></text:span><text:span text:style-name="T1">”</text:span><text:span text:style-name="T2">Conceptos Básicos”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office:forms form:automatic-focus="false" form:apply-design-mode="false"/>
        <draw:frame presentation:style-name="pr3" draw:text-style-name="P5" draw:layer="layout" svg:width="25.199cm" svg:height="11.415cm" svg:x="1.401cm" svg:y="2.168cm" presentation:class="subtitle" presentation:user-transformed="true">
          <draw:text-box>
            <text:p text:style-name="P4"><text:span text:style-name="T3">Programación</text:span></text:p>
            <text:p text:style-name="P4"><text:span text:style-name="T4">Acción y efecto de programar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32">
        <office:forms form:automatic-focus="false" form:apply-design-mode="false"/>
        <draw:frame presentation:style-name="pr4" draw:text-style-name="P6" draw:layer="layout" svg:width="25.199cm" svg:height="12.19cm" svg:x="1.401cm" svg:y="1.78cm" presentation:class="subtitle" presentation:user-transformed="true">
          <draw:text-box>
            <text:p><text:span text:style-name="T5">Explicar divagando en la palabra (con imágenes o clips)</text:span></text:p>
            <text:p><text:span text:style-name="T5"/></text:p>
            <text:p><text:span text:style-name="T5">Añadir efecto de retroceder</text:span></text:p>
            <text:p><text:span text:style-name="T5"/></text:p>
            <text:p><text:span text:style-name="T5">Volver a la palabra programar y dar su definición y explicación enfocada en la informática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office:forms form:automatic-focus="false" form:apply-design-mode="false"/>
        <draw:frame presentation:style-name="pr3" draw:text-style-name="P8" draw:layer="layout" svg:width="25.199cm" svg:height="11.415cm" svg:x="1.401cm" svg:y="2.168cm" presentation:class="subtitle" presentation:user-transformed="true">
          <draw:text-box>
            <text:p text:style-name="P4"><text:span text:style-name="T6">Programar</text:span></text:p>
            <text:p text:style-name="P4"><text:span text:style-name="T7">Idear y ordenar las acciones necesarias </text:span></text:p>
            <text:p text:style-name="P4"><text:span text:style-name="T7">para realizar un proyecto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office:forms form:automatic-focus="false" form:apply-design-mode="false"/>
        <draw:frame presentation:style-name="pr3" draw:text-style-name="P9" draw:layer="layout" svg:width="25.199cm" svg:height="11.415cm" svg:x="1.401cm" svg:y="2.168cm" presentation:class="subtitle" presentation:user-transformed="true">
          <draw:text-box>
            <text:p text:style-name="P4"><text:span text:style-name="T8">Organizació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32">
        <office:forms form:automatic-focus="false" form:apply-design-mode="false"/>
        <draw:frame presentation:style-name="pr4" draw:text-style-name="P10" draw:layer="layout" svg:width="25.199cm" svg:height="12.19cm" svg:x="1.4cm" svg:y="1.78cm" presentation:class="subtitle" presentation:user-transformed="true">
          <draw:text-box>
            <text:p><text:span text:style-name="T9">Para clasificar el software hay que entender su funcionamiento</text:span></text:p>
            <text:p><text:span text:style-name="T9">→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office:forms form:automatic-focus="false" form:apply-design-mode="false"/>
        <draw:frame presentation:style-name="pr5" draw:text-style-name="P13" draw:layer="layout" svg:width="25.199cm" svg:height="11.848cm" svg:x="1.401cm" svg:y="1.951cm" presentation:class="subtitle" presentation:user-transformed="true">
          <draw:text-box>
            <text:p text:style-name="P11"><text:span text:style-name="T3">Software</text:span><text:span text:style-name="T4"> </text:span></text:p>
            <text:p text:style-name="P12"><text:span text:style-name="T4">Conjunto de programas, instrucciones y reglas informáticas para ejecutar ciertas tareas en una computadora (por el hardware)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office:forms form:automatic-focus="false" form:apply-design-mode="false"/>
        <draw:frame presentation:style-name="pr5" draw:text-style-name="P13" draw:layer="layout" svg:width="25.199cm" svg:height="11.848cm" svg:x="1.401cm" svg:y="1.951cm" presentation:class="subtitle" presentation:user-transformed="true">
          <draw:text-box>
            <text:p text:style-name="P11"><text:span text:style-name="T3">Hardware</text:span><text:span text:style-name="T4"> (equipo)</text:span></text:p>
            <text:p text:style-name="P12"><text:span text:style-name="T4">Conjunto de aparatos constituido por una computadora y sus periféricos.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office:forms form:automatic-focus="false" form:apply-design-mode="false"/>
        <draw:frame presentation:style-name="pr5" draw:text-style-name="P13" draw:layer="layout" svg:width="25.199cm" svg:height="11.848cm" svg:x="1.401cm" svg:y="1.951cm" presentation:class="subtitle" presentation:user-transformed="true">
          <draw:text-box>
            <text:p text:style-name="P11"><text:span text:style-name="T10">Sistema Operativo</text:span></text:p>
            <text:p text:style-name="P12"><text:span text:style-name="T4">Programa o conjunto de programas que realizan funciones básicas y permiten el desarrollo de otros programas.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32">
        <office:forms form:automatic-focus="false" form:apply-design-mode="false"/>
        <draw:frame presentation:style-name="pr4" draw:text-style-name="P10" draw:layer="layout" svg:width="25.199cm" svg:height="12.19cm" svg:x="1.4cm" svg:y="1.78cm" presentation:class="subtitle" presentation:user-transformed="true">
          <draw:text-box>
            <text:p><text:span text:style-name="T9">Mostrar clips de la interacción del software y hardwar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office:forms form:automatic-focus="false" form:apply-design-mode="false"/>
        <draw:frame presentation:style-name="pr6" draw:text-style-name="P2" draw:layer="layout" svg:width="25.199cm" svg:height="3.71cm" svg:x="1.401cm" svg:y="6.02cm" presentation:class="title" presentation:user-transformed="true">
          <draw:text-box>
            <text:p text:style-name="P1"><text:span text:style-name="T1">Clasificación de Software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1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3T14">
        <office:forms form:automatic-focus="false" form:apply-design-mode="false"/>
        <draw:frame presentation:style-name="pr7" draw:text-style-name="P14" draw:layer="layout" svg:width="25.199cm" svg:height="4.356cm" svg:x="1.401cm" svg:y="0.8cm" presentation:class="outline" presentation:user-transformed="true">
          <draw:text-box>
            <text:p text:style-name="P4"><text:span text:style-name="T11">Software de Sistema</text:span></text:p>
          </draw:text-box>
        </draw:frame>
        <draw:frame presentation:style-name="pr7" draw:text-style-name="P14" draw:layer="layout" svg:width="25.199cm" svg:height="4.356cm" svg:x="1.401cm" svg:y="10.6cm" presentation:class="outline" presentation:user-transformed="true">
          <draw:text-box>
            <text:p text:style-name="P4"><text:span text:style-name="T11">Software de Aplicación</text:span></text:p>
          </draw:text-box>
        </draw:frame>
        <draw:frame presentation:style-name="pr7" draw:text-style-name="P14" draw:layer="layout" svg:width="25.199cm" svg:height="4.356cm" svg:x="1.401cm" svg:y="5.697cm" presentation:class="outline" presentation:user-transformed="true">
          <draw:text-box>
            <text:p text:style-name="P4"><text:span text:style-name="T11">Software de Programació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3T14">
        <office:forms form:automatic-focus="false" form:apply-design-mode="false"/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0">
        <office:forms form:automatic-focus="false" form:apply-design-mode="false"/>
        <draw:frame presentation:style-name="pr5" draw:text-style-name="P17" draw:layer="layout" svg:width="25.199cm" svg:height="11.848cm" svg:x="1.401cm" svg:y="1.951cm" presentation:class="subtitle" presentation:user-transformed="true">
          <draw:text-box>
            <text:p text:style-name="P15"><text:span text:style-name="T10">Software de Sistema</text:span></text:p>
            <text:p text:style-name="P16"><text:span text:style-name="T4">.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1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ans1" svg:font-family="'Liberation Sans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opacity="40%" draw:textarea-vertical-align="middle" draw:shadow="visible" draw:shadow-offset-x="0.7cm" draw:shadow-offset-y="0.7cm" draw:shadow-color="#eeeeee" draw:shadow-opacity="40%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fo:color="#000000" style:text-outline="true" style:text-line-through-style="none" style:text-line-through-type="none" style:font-name="Liberation Sans" fo:font-family="'Liberation Sans'" style:font-family-generic="roman" style:font-pitch="variable" fo:font-size="44pt" fo:font-style="normal" fo:text-shadow="1pt 1pt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19T21:34:41.760512485</meta:creation-date>
    <dc:date>2021-04-23T23:54:16.730778003</dc:date>
    <meta:editing-duration>PT3H10M27S</meta:editing-duration>
    <meta:editing-cycles>6</meta:editing-cycles>
    <meta:generator>LibreOffice/6.1.5.2$Linux_X86_64 LibreOffice_project/10$Build-2</meta:generator>
    <meta:document-statistic meta:object-count="64"/>
  </office:meta>
</office:document-meta>
</file>